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118b3"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118b3" officeooo:paragraph-rsid="001118b3" style:font-weight-asian="bold" style:font-weight-complex="bold"/>
    </style:style>
    <style:style style:name="P4" style:family="paragraph" style:parent-style-name="Standard">
      <style:text-properties officeooo:paragraph-rsid="001118b3"/>
    </style:style>
    <style:style style:name="P5" style:family="paragraph" style:parent-style-name="Text_20_body">
      <style:text-properties officeooo:paragraph-rsid="001118b3"/>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T1" style:family="text">
      <style:text-properties officeooo:rsid="001118b3"/>
    </style:style>
    <style:style style:name="T2" style:family="text">
      <style:text-properties fo:font-weight="normal" style:font-weight-asian="normal" style:font-weight-complex="normal"/>
    </style:style>
    <style:style style:name="T3" style:family="text">
      <style:text-properties fo:font-weight="normal" officeooo:rsid="001118b3" style:font-weight-asian="normal" style:font-weight-complex="normal"/>
    </style:style>
    <style:style style:name="T4" style:family="text">
      <style:text-properties fo:font-weight="bold" officeooo:rsid="001118b3"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dule 3: </text:span>Information Gathering and Vulnerability Scanning</text:p>
      <text:p text:style-name="P1"/>
      <text:p text:style-name="P2">3.1. Performing Passive Reconnaissance</text:p>
      <text:p text:style-name="P3">3.1.1 Overview</text:p>
      <text:p text:style-name="Standard"><text:span text:style-name="Strong_20_Emphasis">Reconnaissance:</text:span><text:span text:style-name="Strong_20_Emphasis"><text:span text:style-name="T2"> </text:span></text:span><text:span text:style-name="Strong_20_Emphasis"><text:span text:style-name="T3">is the initial step in a cyber attack. An attacker must first gather information about the target in order to be successful.</text:span></text:span></text:p>
      <text:p text:style-name="P4"><text:span text:style-name="Strong_20_Emphasis"><text:span text:style-name="T3">In Military, reconnnaissance is gathering of information about the enemy, such as information about the enemy’s location, capabilities, and movements. </text:span></text:span></text:p>
      <text:p text:style-name="P4"><text:span text:style-name="Strong_20_Emphasis"><text:span text:style-name="T3">In Penetration testing, reconnaissance engagement typically consists of scanning and enumeration.</text:span></text:span></text:p>
      <text:p text:style-name="P4"><text:span text:style-name="Strong_20_Emphasis"><text:span text:style-name="T4">3.1.2 Active Reconnaissance vs. Passive Reconnaissance</text:span></text:span></text:p>
      <text:p text:style-name="P4"><text:span text:style-name="Strong_20_Emphasis"><text:span text:style-name="Emphasis">Active reconnaissance</text:span></text:span> is a method of information gathering in which the tools used actually send out probes to the target network or systems in order to elicit responses that are then used to determine the posture of the network or system. </text:p>
      <text:p text:style-name="P4"><text:span text:style-name="Strong_20_Emphasis"><text:span text:style-name="Emphasis">Passive reconnaissance</text:span></text:span> is a method of information gathering in which the tools do not interact directly with the target device or network.</text:p>
      <text:p text:style-name="P4"><text:span text:style-name="T1">T</text:span>he passive reconnaissance technique that you use depends on the type of information that you wish to obtain. </text:p>
      <text:p text:style-name="P4">One of the most important aspects of learning about penetration testing is developing a good methodology that will help you select the appropriate tools and technologies to use during the engagement.</text:p>
      <text:p text:style-name="P5">Common active reconnaissance tools and methods include the following:</text:p>
      <text:list text:style-name="L1">
        <text:list-item>
          <text:p text:style-name="P6">Host enumeration</text:p>
        </text:list-item>
        <text:list-item>
          <text:p text:style-name="P6">Network enumeration</text:p>
        </text:list-item>
        <text:list-item>
          <text:p text:style-name="P6">User enumeration</text:p>
        </text:list-item>
        <text:list-item>
          <text:p text:style-name="P6">Group enumeration</text:p>
        </text:list-item>
        <text:list-item>
          <text:p text:style-name="P6">Network share enumeration</text:p>
        </text:list-item>
        <text:list-item>
          <text:p text:style-name="P6">Web page enumeration</text:p>
        </text:list-item>
        <text:list-item>
          <text:p text:style-name="P6">Application enumeration</text:p>
        </text:list-item>
        <text:list-item>
          <text:p text:style-name="P6">Service enumeration</text:p>
        </text:list-item>
        <text:list-item>
          <text:p text:style-name="P7">Packet crafting</text:p>
        </text:list-item>
      </text:list>
      <text:p text:style-name="P5">Common passive reconnaissance tools and methods include the following:</text:p>
      <text:list text:style-name="L2">
        <text:list-item>
          <text:p text:style-name="P8">Domain enumeration</text:p>
        </text:list-item>
        <text:list-item>
          <text:p text:style-name="P8">Packet inspection</text:p>
        </text:list-item>
        <text:list-item>
          <text:p text:style-name="P8">Open-source intelligence (OSINT)</text:p>
        </text:list-item>
        <text:list-item>
          <text:p text:style-name="P8">Recon-ng</text:p>
        </text:list-item>
        <text:list-item>
          <text:p text:style-name="P9">Eavesdropping</text:p>
        </text:list-item>
      </text:list>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21:17:02.749853036</meta:creation-date>
    <dc:date>2025-12-12T23:01:39.666301496</dc:date>
    <meta:editing-duration>PT1H33M46S</meta:editing-duration>
    <meta:editing-cycles>2</meta:editing-cycles>
    <meta:generator>LibreOffice/25.8.3.2$Linux_X86_64 LibreOffice_project/580$Build-2</meta:generator>
    <meta:document-statistic meta:table-count="0" meta:image-count="0" meta:object-count="0" meta:page-count="1" meta:paragraph-count="27" meta:word-count="246" meta:character-count="1650" meta:non-whitespace-character-count="1442"/>
  </office:meta>
</office:document-meta>
</file>